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1D260000211461CB3909.svm"/>
  <manifest:file-entry manifest:media-type="" manifest:full-path="Pictures/20000009000015EA000021CDF3DEF8C0.svm"/>
  <manifest:file-entry manifest:media-type="" manifest:full-path="Pictures/200000090000163A0000263F58DD8C90.svm"/>
  <manifest:file-entry manifest:media-type="" manifest:full-path="Pictures/2000000900001F1D000024B2DEF0D7FE.svm"/>
  <manifest:file-entry manifest:media-type="" manifest:full-path="Pictures/200000090000161F000026DDC3B71AE9.svm"/>
  <manifest:file-entry manifest:media-type="" manifest:full-path="Pictures/200000090000631F0000323C90C3D60F.svm"/>
  <manifest:file-entry manifest:media-type="" manifest:full-path="Pictures/20000009000014E2000029DD25A5ED3B.svm"/>
  <manifest:file-entry manifest:media-type="" manifest:full-path="Pictures/2000000900001865000021146C35D70E.svm"/>
  <manifest:file-entry manifest:media-type="" manifest:full-path="Pictures/20000009000019A3000024622CFF0267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start" style:justify-single-word="false"/>
      <style:text-properties style:text-underline-style="none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ocumentation de SylvesterQuant</text:h>
      <text:p text:style-name="P2"/>
      <text:p text:style-name="P1">SylvesterQuant est un outil écrit en javascript à destination des actuaires et des quants.</text:p>
      <text:p text:style-name="P1">1) Page d'ouverture<text:tab/><text:tab/><text:tab/><text:tab/>2) Première commande écrite</text:p>
      <text:p text:style-name="P1"><draw:frame draw:style-name="fr1" draw:name="images1" text:anchor-type="paragraph" svg:x="0.074cm" svg:y="0.28cm" svg:width="6.244cm" svg:height="8.468cm" draw:z-index="0"><draw:image xlink:href="Pictures/2000000900001865000021146C35D70E.svm" xlink:type="simple" xlink:show="embed" xlink:actuate="onLoad"/></draw:frame><draw:frame draw:style-name="fr1" draw:name="images2" text:anchor-type="paragraph" svg:x="8.62cm" svg:y="0.148cm" svg:width="7.461cm" svg:height="8.468cm" draw:z-index="1"><draw:image xlink:href="Pictures/2000000900001D260000211461CB3909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 Première matrice <text:s/>créée<text:tab/><text:tab/><text:tab/>4) Utilisation de la fonction glb</text:p>
      <text:p text:style-name="P1"><draw:frame draw:style-name="fr1" draw:name="images3" text:anchor-type="paragraph" svg:x="0.078cm" svg:y="-0.141cm" svg:width="6.563cm" svg:height="9.313cm" draw:z-index="2"><draw:image xlink:href="Pictures/20000009000019A3000024622CFF0267.svm" xlink:type="simple" xlink:show="embed" xlink:actuate="onLoad"/></draw:frame><draw:frame draw:style-name="fr1" draw:name="images4" text:anchor-type="paragraph" svg:x="9.391cm" svg:y="-0.164cm" svg:width="5.69cm" svg:height="9.791cm" draw:z-index="3"><draw:image xlink:href="Pictures/200000090000163A0000263F58DD8C90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) La variable mtx1 est créée<text:tab/><text:tab/><text:tab/>6) Le bouton export recupère tous les éléments <text:tab/><text:tab/><text:tab/><text:tab/><text:tab/><text:tab/><text:tab/><text:tab/>enregistrés avec glb (pour sauver dans un fichier <text:tab/><text:tab/><text:tab/><text:tab/><text:tab/><text:tab/><text:tab/>séparé)</text:p>
      <text:p text:style-name="P1"><draw:frame draw:style-name="fr1" draw:name="images5" text:anchor-type="paragraph" svg:x="0.411cm" svg:y="0.268cm" svg:width="5.346cm" svg:height="10.717cm" draw:z-index="4"><draw:image xlink:href="Pictures/20000009000014E2000029DD25A5ED3B.svm" xlink:type="simple" xlink:show="embed" xlink:actuate="onLoad"/></draw:frame><draw:frame draw:style-name="fr1" draw:name="images6" text:anchor-type="paragraph" svg:x="9.252cm" svg:y="0.169cm" svg:width="5.664cm" svg:height="9.948cm" draw:z-index="5"><draw:image xlink:href="Pictures/200000090000161F000026DDC3B71AE9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) on rentre la commande qui permet de faire un graphique avec une matrice (de résultat en <text:tab/>particulier)</text:p>
      <text:p text:style-name="P1"><draw:frame draw:style-name="fr1" draw:name="images7" text:anchor-type="paragraph" svg:x="0.467cm" svg:y="0.044cm" svg:width="5.609cm" svg:height="8.654cm" draw:z-index="6"><draw:image xlink:href="Pictures/20000009000015EA000021CDF3DEF8C0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) Le graphique avec la 1<text:span text:style-name="T1">er</text:span> ligne de la matrice en abscisse et en ordonné les lignes suivantes</text:p>
      <text:p text:style-name="P1"/>
      <text:p text:style-name="P1"><draw:frame draw:style-name="fr1" draw:name="images8" text:anchor-type="paragraph" svg:x="-0.085cm" svg:y="-0.564cm" svg:width="17cm" svg:height="8.615cm" draw:z-index="7"><draw:image xlink:href="Pictures/200000090000631F0000323C90C3D60F.svm" xlink:type="simple" xlink:show="embed" xlink:actuate="onLoad"/></draw:frame></text:p>
      <text:p text:style-name="P1"><draw:frame draw:style-name="fr1" draw:name="images9" text:anchor-type="paragraph" svg:x="0.579cm" svg:y="0.868cm" svg:width="7.966cm" svg:height="9.394cm" draw:z-index="8"><draw:image xlink:href="Pictures/2000000900001F1D000024B2DEF0D7FE.svm" xlink:type="simple" xlink:show="embed" xlink:actuate="onLoad"/></draw:frame>9) Le bouton history permmet de récupérer d'un coup toutes les commandes effectuées, on peut alors les enregistrer pour rejouer. On remarquera aussi que les flèches haut/bas permettent de naviguer en permanence dans l'histor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pons</meta:initial-creator>
    <meta:creation-date>2011-08-08T21:58:37.89</meta:creation-date>
    <dc:date>2011-08-09T23:13:57.85</dc:date>
    <dc:creator>florian pons</dc:creator>
    <meta:editing-duration>PT53M20S</meta:editing-duration>
    <meta:editing-cycles>5</meta:editing-cycles>
    <meta:generator>LibreOffice/3.4$Win32 LibreOffice_project/340m1$Build-203</meta:generator>
    <meta:document-statistic meta:table-count="0" meta:image-count="9" meta:object-count="0" meta:page-count="3" meta:paragraph-count="8" meta:word-count="127" meta:character-count="811" meta:non-whitespace-character-count="668"/>
  </office:meta>
</office:document-meta>
</file>